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70C00000131324924CA.svm" manifest:media-type=""/>
  <manifest:file-entry manifest:full-path="Pictures/200000010000025D000001317C6A6F08.svm" manifest:media-type=""/>
  <manifest:file-entry manifest:full-path="Pictures/2000000200000240000001B0CC090002.eps" manifest:media-type=""/>
  <manifest:file-entry manifest:full-path="Pictures/10000000000000200000002000309F1C.png" manifest:media-type="image/png"/>
  <manifest:file-entry manifest:full-path="Pictures/20000001000002330000012DE8D0D132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I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{GS}=V_{GS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4.74cm" svg:height="3.555cm" svg:x="4.013cm" svg:y="0.553cm">
          <draw:image xlink:href="Pictures/2000000200000240000001B0CC090002.eps" xlink:type="simple" xlink:show="embed" xlink:actuate="onLoad">
            <text:p/>
          </draw:image>
        </draw:frame>
        <draw:frame draw:style-name="gr2" draw:text-style-name="P1" draw:layer="layout" svg:width="0.674cm" svg:height="0.36cm" svg:x="4.319cm" svg:y="0.338cm">
          <draw:image xlink:href="Pictures/20000001000002330000012DE8D0D132.svm" xlink:type="simple" xlink:show="embed" xlink:actuate="onLoad">
            <text:p/>
          </draw:image>
        </draw:frame>
        <draw:frame draw:style-name="gr3" draw:text-style-name="P1" draw:layer="layout" svg:width="0.725cm" svg:height="0.365cm" svg:x="8.529cm" svg:y="3.552cm">
          <draw:image xlink:href="Pictures/200000010000025D000001317C6A6F08.svm" xlink:type="simple" xlink:show="embed" xlink:actuate="onLoad">
            <text:p/>
          </draw:image>
        </draw:frame>
        <draw:frame draw:style-name="gr4" draw:text-style-name="P1" draw:layer="layout" svg:width="2.164cm" svg:height="0.365cm" svg:x="8.449cm" svg:y="2.117cm">
          <draw:image xlink:href="Pictures/200000010000070C00000131324924CA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26T12:41:25</meta:creation-date>
    <meta:editing-duration>PT3M47S</meta:editing-duration>
    <meta:editing-cycles>3</meta:editing-cycles>
    <meta:generator>LibreOffice/3.3$Linux LibreOffice_project/330m19$Build-401</meta:generator>
    <dc:title>kkkFigures</dc:title>
    <meta:initial-creator>kkk </meta:initial-creator>
    <dc:date>2014-07-26T12:45:08</dc:date>
    <dc:creator>kkk </dc:creator>
    <meta:document-statistic meta:object-count="4"/>
    <meta:template xlink:type="simple" xlink:actuate="onRequest" xlink:title="kkkFigures" xlink:href="../../../../../.libreoffice/3/user/template/kkkFigures.otg" meta:date="2014-07-26T12:41:23"/>
  </office:meta>
</office:document-meta>
</file>